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D000001C1863A8019.png"/>
  <manifest:file-entry manifest:media-type="image/png" manifest:full-path="Pictures/10000000000001CC000001BF4F78A2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77cm" svg:height="12.999cm" svg:x="1.009cm" svg:y="1.049cm">
          <draw:image xlink:href="Pictures/10000000000001CC000001BF4F78A2AB.png" xlink:type="simple" xlink:show="embed" xlink:actuate="onLoad">
            <text:p/>
          </draw:image>
        </draw:frame>
        <draw:frame draw:style-name="gr1" draw:text-style-name="P1" draw:layer="layout" svg:width="13.346cm" svg:height="12.999cm" svg:x="15.625cm" svg:y="1.108cm">
          <draw:image xlink:href="Pictures/10000000000001CD000001C1863A80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asz Koziara</meta:initial-creator>
    <meta:creation-date>2010-01-05T10:31:42</meta:creation-date>
    <dc:date>2010-01-05T10:44:23</dc:date>
    <dc:creator>Tomasz Koziara</dc:creator>
    <meta:editing-duration>PT00H12M42S</meta:editing-duration>
    <meta:editing-cycles>2</meta:editing-cycles>
    <meta:generator>OpenOffice.org/3.1$Unix OpenOffice.org_project/310m19$Build-9420</meta:generator>
    <meta:document-statistic meta:object-count="2"/>
  </office:meta>
</office:document-meta>
</file>